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5.22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583in" fo:break-before="auto" style:use-optimal-row-height="true"/>
    </style:style>
    <style:style style:name="ro3" style:family="table-row">
      <style:table-row-properties style:row-height="1.1484in" fo:break-before="auto" style:use-optimal-row-height="true"/>
    </style:style>
    <style:style style:name="ro4" style:family="table-row">
      <style:table-row-properties style:row-height="0.9602in" fo:break-before="auto" style:use-optimal-row-height="true"/>
    </style:style>
    <style:style style:name="ro5" style:family="table-row">
      <style:table-row-properties style:row-height="0.772in" fo:break-before="auto" style:use-optimal-row-height="true"/>
    </style:style>
    <style:style style:name="ro6" style:family="table-row">
      <style:table-row-properties style:row-height="1.3362in" fo:break-before="auto" style:use-optimal-row-height="true"/>
    </style:style>
    <style:style style:name="ro7" style:family="table-row">
      <style:table-row-properties style:row-height="1.5236in" fo:break-before="auto" style:use-optimal-row-height="true"/>
    </style:style>
    <style:style style:name="ro8" style:family="table-row">
      <style:table-row-properties style:row-height="1.7134in" fo:break-before="auto" style:use-optimal-row-height="true"/>
    </style:style>
    <style:style style:name="ro9" style:family="table-row">
      <style:table-row-properties style:row-height="2.0618in" fo:break-before="auto" style:use-optimal-row-height="true"/>
    </style:style>
    <style:style style:name="ro10" style:family="table-row">
      <style:table-row-properties style:row-height="2.0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erif" fo:font-size="12pt" style:font-name-asian="Segoe UI" style:font-size-asian="12pt" style:font-name-complex="Tahoma" style:font-size-complex="12pt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Liberation Serif" fo:font-size="12pt" style:font-size-asian="12pt" style:font-size-complex="12pt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ackground-color="transparent" fo:wrap-option="wrap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4"/>
        <table:table-row table:style-name="ro1"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Meaning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DBMS</text:p>
          </table:table-cell>
          <table:table-cell table:style-name="ce2" office:value-type="string" calcext:value-type="string">
            <text:p>An RDBMS is software that stores, organizes, and manages data using tables with rows and columns.</text:p>
            <text:p/>
            <text:p>Examples: </text:p>
            <text:p>MySQL, PostgreSQL, SQL Server, Oracle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relational model</text:p>
          </table:table-cell>
          <table:table-cell table:style-name="ce2" office:value-type="string" calcext:value-type="string">
            <text:p>The relational model organizes data into tables (relations) with rows (records) and columns (attributes).</text:p>
            <text:p/>
            <text:p>Example: </text:p>
            <text:p>A Customer table has customer_id, name, and email as columns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conceptual model</text:p>
          </table:table-cell>
          <table:table-cell table:style-name="ce2" office:value-type="string" calcext:value-type="string">
            <text:p>A high-level diagram that shows entities and relationships without technical details.</text:p>
            <text:p/>
            <text:p>Example: </text:p>
            <text:p>"A Customer places multiple Orders" (without defining attributes or keys). </text:p>
          </table:table-cell>
          <table:table-cell table:number-columns-repeated="2"/>
          <table:table-cell table:style-name="ce5"/>
          <table:table-cell table:number-columns-repeated="16379"/>
        </table:table-row>
        <table:table-row table:style-name="ro2">
          <table:table-cell table:style-name="ce2" office:value-type="string" calcext:value-type="string">
            <text:p>logical model</text:p>
          </table:table-cell>
          <table:table-cell table:style-name="ce2" office:value-type="string" calcext:value-type="string">
            <text:p>A more detailed version of the conceptual model that defines attributes, primary keys, and foreign keys but is not yet tied to a specific database.</text:p>
            <text:p/>
            <text:p>Example: </text:p>
            <text:p>Defining customer_id as PK and order_id as FK. 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physical model</text:p>
          </table:table-cell>
          <table:table-cell table:style-name="ce2" office:value-type="string" calcext:value-type="string">
            <text:p>The actual database implementation that includes tables, data types, indexes, and constraints.</text:p>
            <text:p/>
            <text:p>Example: </text:p>
            <text:p>Creating a Customer table in SQL with VARCHAR(255) for names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ERD</text:p>
          </table:table-cell>
          <table:table-cell table:style-name="ce2" office:value-type="string" calcext:value-type="string">
            <text:p><text:span text:style-name="T2">Entity-Relationship Diagram</text:span></text:p>
            <text:p>A visual representation of entities, attributes, and relationships in a database using symbols.</text:p>
            <text:p/>
            <text:p>Example: </text:p>
            <text:p>An ERD shows that Customers place Orders, which contain Products.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ata modeling</text:p>
          </table:table-cell>
          <table:table-cell table:style-name="ce2" office:value-type="string" calcext:value-type="string">
            <text:p>The process of designing a database structure from conceptual to physical models.</text:p>
            <text:p/>
            <text:p>Example: </text:p>
            <text:p>Designing an ERD before building a database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data integrity</text:p>
          </table:table-cell>
          <table:table-cell table:style-name="ce2" office:value-type="string" calcext:value-type="string">
            <text:p>Ensures data is accurate, consistent, and reliable over time.</text:p>
            <text:p/>
            <text:p>Example: </text:p>
            <text:p>Preventing duplicate emails in a Users table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data consistency</text:p>
          </table:table-cell>
          <table:table-cell table:style-name="ce2" office:value-type="string" calcext:value-type="string">
            <text:p>Ensures data remains correct across the system when updated.</text:p>
            <text:p/>
            <text:p>Example: </text:p>
            <text:p>If a product price changes, all orders should reflect the new price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A single column in a table that stores a specific type of data.</text:p>
            <text:p/>
            <text:p>Example: </text:p>
            <text:p>Email is a field in a Customer table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A property or characteristic of an entity, represented as a column in a table.</text:p>
            <text:p/>
            <text:p>Example: </text:p>
            <text:p>Name, email, and phone_number are attributes of the Customer entity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Defines the kind of data a field can store.</text:p>
            <text:p/>
            <text:p>Examples:</text:p>
            <text:p>VARCHAR(255) → Text</text:p>
            <text:p>INT → Whole numbers</text:p>
            <text:p>DECIMAL(10,2) → Money values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tuple</text:p>
          </table:table-cell>
          <table:table-cell table:style-name="ce2" office:value-type="string" calcext:value-type="string">
            <text:p>A single row (record) in a table.</text:p>
            <text:p/>
            <text:p>Example: </text:p>
            <text:p>A Customer tuple could be: (101, "Alice", "alice@email.com")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data redundancy</text:p>
          </table:table-cell>
          <table:table-cell table:style-name="ce2" office:value-type="string" calcext:value-type="string">
            <text:p>When the same data is stored multiple times, leading to wasted space and inconsistency.</text:p>
            <text:p/>
            <text:p>Example: </text:p>
            <text:p>Storing customer addresses in multiple tables instead of linking to one table. 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transaction</text:p>
          </table:table-cell>
          <table:table-cell table:style-name="ce2" office:value-type="string" calcext:value-type="string">
            <text:p>A set of SQL operations that must be executed completely or not at all (ACID properties).</text:p>
            <text:p/>
            <text:p>Example: </text:p>
            <text:p>In a bank transfer, both the debit and credit must succeed, or neither happens. </text:p>
          </table:table-cell>
          <table:table-cell table:number-columns-repeated="16382"/>
        </table:table-row>
        <table:table-row table:style-name="ro6">
          <table:table-cell table:style-name="ce2" office:value-type="string" calcext:value-type="string">
            <text:p>cardinality</text:p>
          </table:table-cell>
          <table:table-cell table:style-name="ce2" office:value-type="string" calcext:value-type="string">
            <text:p>Defines the number of relationships between entities in a database.</text:p>
            <text:p/>
            <text:p>Example:</text:p>
            <text:p>1:1 (One-to-One) → One person has one passport.</text:p>
            <text:p>1:M (One-to-Many) → One customer places many orders.</text:p>
            <text:p>M:M (Many-to-Many) → Students enroll in many courses, and each course has many students.</text:p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one-to-one</text:p>
          </table:table-cell>
          <table:table-cell table:style-name="ce2" office:value-type="string" calcext:value-type="string">
            <text:p>Each record in one table is linked to exactly one record in another.</text:p>
            <text:p/>
            <text:p>Example: </text:p>
            <text:p>One person has one passport.</text:p>
            <text:p/>
          </table:table-cell>
          <table:table-cell table:number-columns-repeated="16382"/>
        </table:table-row>
        <table:table-row table:style-name="ro4">
          <table:table-cell table:style-name="ce2" office:value-type="string" calcext:value-type="string">
            <text:p>one-to-many</text:p>
          </table:table-cell>
          <table:table-cell table:style-name="ce5" office:value-type="string" calcext:value-type="string">
            <text:p>One record in a table is related to multiple records in another table.</text:p>
            <text:p/>
            <text:p>Example: </text:p>
            <text:p>One customer can place many orders, but each order belongs to only one customer. </text:p>
          </table:table-cell>
          <table:table-cell table:number-columns-repeated="16382"/>
        </table:table-row>
        <table:table-row table:style-name="ro5">
          <table:table-cell table:style-name="ce3" office:value-type="string" calcext:value-type="string">
            <text:p><text:span text:style-name="T1">bridge table, associative table, </text:span>link table, junction table </text:p>
          </table:table-cell>
          <table:table-cell table:style-name="ce5" office:value-type="string" calcext:value-type="string">
            <text:p><text:span text:style-name="T3">many-to-many relationships - kan inte implementeras direkt utan behöver ersättas med en bridge table och 2 st one-to-many relationships (edited)new</text:span></text:p>
            <text:p/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composite entity, associative entity</text:p>
          </table:table-cell>
          <table:table-cell table:style-name="ce2" office:value-type="string" calcext:value-type="string">
            <text:p>A table that connects two other tables in a many-to-many relationship.</text:p>
            <text:p>Example:</text:p>
            <text:p/>
            <text:p>A Student can enroll in multiple Courses, and a Course can have multiple Students. </text:p>
            <text:p>The Enrollment table is the composite entity that links them.</text:p>
          </table:table-cell>
          <table:table-cell table:number-columns-repeated="16382"/>
        </table:table-row>
        <table:table-row table:style-name="ro5">
          <table:table-cell table:style-name="ce10" office:value-type="string" calcext:value-type="string">
            <text:p>domain</text:p>
          </table:table-cell>
          <table:table-cell table:style-name="ce10" office:value-type="string" calcext:value-type="string">
            <text:p>The allowed values for a column in a database.</text:p>
            <text:p/>
            <text:p>Example: </text:p>
            <text:p>A column for age should only have numbers, not text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<text:span text:style-name="T3">A rule that ensures data is valid in a database.</text:span></text:p>
            <text:p/>
            <text:p><text:span text:style-name="T3">Example: </text:span></text:p>
            <text:p><text:span text:style-name="T3">A "NOT NULL" constraint prevents empty values in a column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domain constraint</text:p>
          </table:table-cell>
          <table:table-cell table:style-name="ce2" office:value-type="string" calcext:value-type="string">
            <text:p>A rule that restricts the type of values a column can have.</text:p>
            <text:p/>
            <text:p>Example: </text:p>
            <text:p>A birthdate column must contain valid dates only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entity constraint</text:p>
          </table:table-cell>
          <table:table-cell table:style-name="ce2" office:value-type="string" calcext:value-type="string">
            <text:p><text:span text:style-name="T3">A rule that ensures each row in a table is unique and identifiable.</text:span></text:p>
            <text:p/>
            <text:p><text:span text:style-name="T3">Example: </text:span></text:p>
            <text:p><text:span text:style-name="T3">A primary key ensures every student ID is unique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A unique identifier for each row in a table. It cannot be null or duplicated.</text:p>
            <text:p/>
            <text:p>Example: </text:p>
            <text:p>In an Employee table, EmployeeID can be the primary key. </text:p>
          </table:table-cell>
          <table:table-cell table:number-columns-repeated="16382"/>
        </table:table-row>
        <table:table-row table:style-name="ro3">
          <table:table-cell table:style-name="ce2" office:value-type="string" calcext:value-type="string">
            <text:p>foreign key</text:p>
          </table:table-cell>
          <table:table-cell table:style-name="ce2" office:value-type="string" calcext:value-type="string">
            <text:p><text:span text:style-name="T3">A column that links one table to another, referencing a primary key from a different table.</text:span></text:p>
            <text:p/>
            <text:p><text:span text:style-name="T3">Example: </text:span></text:p>
            <text:p><text:span text:style-name="T3">In an Order table, CustomerID is a foreign key that links to the Customer table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bridge table</text:p>
          </table:table-cell>
          <table:table-cell table:style-name="ce2" office:value-type="string" calcext:value-type="string">
            <text:p><text:span text:style-name="T3">It connects two tables in a many-to-many relationship.</text:span></text:p>
            <text:p/>
            <text:p><text:span text:style-name="T3">Example: </text:span></text:p>
            <text:p><text:span text:style-name="T3">A Film_Actor table links Films and Actors in a movie database. </text:span>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information engineering</text:p>
          </table:table-cell>
          <table:table-cell table:style-name="ce2" office:value-type="string" calcext:value-type="string">
            <text:p><text:span text:style-name="T3">A methodology for designing databases and systems efficiently.</text:span></text:p>
            <text:p/>
            <text:p><text:span text:style-name="T3">Example: </text:span></text:p>
            <text:p><text:span text:style-name="T3">It helps in structuring data so businesses can make better decisions.</text:span></text:p>
            <text:p/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<text:span text:style-name="T3">The columns in a table, which store information about an entity.</text:span></text:p>
            <text:p/>
            <text:p><text:span text:style-name="T3">Example:</text:span></text:p>
            <text:p><text:span text:style-name="T3">In a Customer table, Name, Email, and Phone are attributes. </text:span></text:p>
          </table:table-cell>
          <table:table-cell table:number-columns-repeated="16382"/>
        </table:table-row>
        <table:table-row table:style-name="ro5">
          <table:table-cell table:style-name="ce10" office:value-type="string" calcext:value-type="string">
            <text:p>data integrity</text:p>
          </table:table-cell>
          <table:table-cell table:style-name="ce10" office:value-type="string" calcext:value-type="string">
            <text:p>Ensuring data is accurate, consistent, and reliable in the database.</text:p>
            <text:p/>
            <text:p>Example: </text:p>
            <text:p>A customer's email should always be valid and unique. 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entity integrity</text:p>
          </table:table-cell>
          <table:table-cell table:style-name="ce2" office:value-type="string" calcext:value-type="string">
            <text:p><text:span text:style-name="T3">Ensures each row in a table is unique by enforcing a primary key.</text:span></text:p>
            <text:p/>
            <text:p><text:span text:style-name="T3">Example: </text:span></text:p>
            <text:p><text:span text:style-name="T3">Two customers cannot have the same CustomerID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referential integrity</text:p>
          </table:table-cell>
          <table:table-cell table:style-name="ce2" office:value-type="string" calcext:value-type="string">
            <text:p><text:span text:style-name="T3">Ensures foreign keys reference valid primary keys in another table.</text:span></text:p>
            <text:p/>
            <text:p><text:span text:style-name="T3">Example: </text:span></text:p>
            <text:p><text:span text:style-name="T3">An order cannot exist without a valid customer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relation instance</text:p>
          </table:table-cell>
          <table:table-cell table:style-name="ce2" office:value-type="string" calcext:value-type="string">
            <text:p><text:span text:style-name="T3">The current data in a table at a specific moment.</text:span></text:p>
            <text:p/>
            <text:p><text:span text:style-name="T3">Example: </text:span></text:p>
            <text:p><text:span text:style-name="T3">A Student table today has 100 rows; tomorrow, it might have 105. </text:span></text:p>
          </table:table-cell>
          <table:table-cell table:number-columns-repeated="2"/>
          <table:table-cell table:style-name="ce5"/>
          <table:table-cell table:number-columns-repeated="16379"/>
        </table:table-row>
        <table:table-row table:style-name="ro6">
          <table:table-cell table:style-name="ce2" office:value-type="string" calcext:value-type="string">
            <text:p>child entity</text:p>
          </table:table-cell>
          <table:table-cell table:style-name="ce2" office:value-type="string" calcext:value-type="string">
            <text:p><text:span text:style-name="T3">A table that depends on another table (parent entity) and has a foreign key reference.</text:span></text:p>
            <text:p/>
            <text:p><text:span text:style-name="T3">Example: </text:span></text:p>
            <text:p><text:span text:style-name="T3">Orders are a child entity of Customers because each order belongs to a customer.</text:span></text:p>
            <text:p/>
          </table:table-cell>
          <table:table-cell table:number-columns-repeated="16382"/>
        </table:table-row>
        <table:table-row table:style-name="ro5">
          <table:table-cell table:style-name="ce10" office:value-type="string" calcext:value-type="string">
            <text:p>parent entity</text:p>
          </table:table-cell>
          <table:table-cell table:style-name="ce10" office:value-type="string" calcext:value-type="string">
            <text:p>A table that is referenced by another table and contains the primary key.</text:p>
            <text:p/>
            <text:p>Example:</text:p>
            <text:p> Customers are the parent entity for Orders. </text:p>
          </table:table-cell>
          <table:table-cell table:style-name="ce5"/>
          <table:table-cell table:number-columns-repeated="16381"/>
        </table:table-row>
        <table:table-row table:style-name="ro2">
          <table:table-cell table:style-name="ce2" office:value-type="string" calcext:value-type="string">
            <text:p>natural key</text:p>
          </table:table-cell>
          <table:table-cell table:style-name="ce2" office:value-type="string" calcext:value-type="string">
            <text:p><text:span text:style-name="T3">A real-world identifier used as a primary key.</text:span></text:p>
            <text:p/>
            <text:p><text:span text:style-name="T3">Example: </text:span></text:p>
            <text:p><text:span text:style-name="T3">A Social Security Number (SSN) or Email Address can be a natural key.</text:span></text:p>
            <text:p/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surrogate key</text:p>
          </table:table-cell>
          <table:table-cell table:style-name="ce2" office:value-type="string" calcext:value-type="string">
            <text:p><text:span text:style-name="T3">A system-generated unique identifier, usually a number.</text:span></text:p>
            <text:p/>
            <text:p><text:span text:style-name="T3">Example: </text:span></text:p>
            <text:p><text:span text:style-name="T3">A CustomerID (auto-incremented) instead of using an email as a key. </text:span></text:p>
          </table:table-cell>
          <table:table-cell table:number-columns-repeated="16382"/>
        </table:table-row>
        <table:table-row table:style-name="ro5">
          <table:table-cell table:style-name="ce2" office:value-type="string" calcext:value-type="string">
            <text:p>candidate key</text:p>
          </table:table-cell>
          <table:table-cell table:style-name="ce2" office:value-type="string" calcext:value-type="string">
            <text:p><text:span text:style-name="T3">A column (or set of columns) that can be used as a primary key.</text:span></text:p>
            <text:p/>
            <text:p><text:span text:style-name="T3">Example: </text:span></text:p>
            <text:p><text:span text:style-name="T3">StudentID and Email in a Student table are both candidate keys. </text:span></text:p>
          </table:table-cell>
          <table:table-cell table:number-columns-repeated="16382"/>
        </table:table-row>
        <table:table-row table:style-name="ro2">
          <table:table-cell table:style-name="ce10" office:value-type="string" calcext:value-type="string">
            <text:p>alternate key</text:p>
          </table:table-cell>
          <table:table-cell table:style-name="ce15" office:value-type="string" calcext:value-type="string">
            <text:p><text:span text:style-name="T3">A candidate key that is not chosen as the primary key.</text:span></text:p>
            <text:p/>
            <text:p><text:span text:style-name="T3">Example: </text:span></text:p>
            <text:p><text:span text:style-name="T3">If StudentID is the primary key, then Email becomes an alternate key.</text:span>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normalization</text:p>
          </table:table-cell>
          <table:table-cell table:style-name="ce2" office:value-type="string" calcext:value-type="string">
            <text:p>Meaning:</text:p>
            <text:p>Normalization is the process of organizing a database to reduce redundancy and improve data integrity by structuring it into multiple related tables.</text:p>
            <text:p>Example:</text:p>
            <text:p>A customer database initially stores customer orders in a single table. After normalization, it splits into Customers, Orders, and Products tables to eliminate repeated data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insertion anomaly</text:p>
          </table:table-cell>
          <table:table-cell table:style-name="ce2" office:value-type="string" calcext:value-type="string">
            <text:p>Meaning:</text:p>
            <text:p>An insertion anomaly occurs when you cannot insert new data into a table without additional, unrelated data. This happens in poorly designed databases with redundancy.</text:p>
            <text:p>Example:</text:p>
            <text:p>If a university stores students and courses in one table, adding a new course would require inserting a student as well, even if no student has enrolled yet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update anomaly</text:p>
          </table:table-cell>
          <table:table-cell table:style-name="ce2" office:value-type="string" calcext:value-type="string">
            <text:p>Meaning:</text:p>
            <text:p>An update anomaly occurs when data inconsistencies arise due to redundant data being stored in multiple places.</text:p>
            <text:p>Example:</text:p>
            <text:p>If an employee’s department name is stored in multiple rows and the department name changes, you must update every row. If one row is missed, inconsistency occurs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deletion anomaly</text:p>
          </table:table-cell>
          <table:table-cell table:style-name="ce2" office:value-type="string" calcext:value-type="string">
            <text:p>Meaning:</text:p>
            <text:p>A deletion anomaly occurs when deleting data unintentionally removes other important data.</text:p>
            <text:p>Example:</text:p>
            <text:p>In a table storing students and their enrolled courses, deleting the last student enrolled in a course may also delete the course information itself, even if the course should still exist.</text:p>
            <text:p/>
          </table:table-cell>
          <table:table-cell table:number-columns-repeated="16382"/>
        </table:table-row>
        <table:table-row table:style-name="ro8">
          <table:table-cell table:style-name="ce10" office:value-type="string" calcext:value-type="string">
            <text:p>normal forms</text:p>
          </table:table-cell>
          <table:table-cell table:style-name="ce10" office:value-type="string" calcext:value-type="string">
            <text:p>Meaning:</text:p>
            <text:p>Normal forms are a set of rules that guide database normalization. The main normal forms are:</text:p>
            <text:p>1NF (First Normal Form): No duplicate rows, atomic values.</text:p>
            <text:p>2NF (Second Normal Form): No partial dependencies.</text:p>
            <text:p>3NF (Third Normal Form): No transitive dependencies.</text:p>
            <text:p>BCNF (Boyce-Codd Normal Form): Stronger version of 3NF, ensuring unique candidate keys.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boyce-codd normal form</text:p>
          </table:table-cell>
          <table:table-cell table:style-name="ce2" office:value-type="string" calcext:value-type="string">
            <text:p>Meaning:</text:p>
            <text:p>BCNF is an advanced version of 3NF that ensures every determinant is a candidate key. It eliminates certain types of redundancy that 3NF might not fix.</text:p>
            <text:p>Example:</text:p>
            <text:p>A university timetable table might violate BCNF if professor assignment depends on both the course and time slot, rather than just one candidate key.</text:p>
            <text:p/>
          </table:table-cell>
          <table:table-cell table:number-columns-repeated="16382"/>
        </table:table-row>
        <table:table-row table:style-name="ro7">
          <table:table-cell table:style-name="ce10" office:value-type="string" calcext:value-type="string">
            <text:p>transitive dependency</text:p>
          </table:table-cell>
          <table:table-cell table:style-name="ce10" office:value-type="string" calcext:value-type="string">
            <text:p>Meaning:</text:p>
            <text:p>A transitive dependency occurs when a non-key attribute depends on another non-key attribute, instead of depending directly on the primary key.</text:p>
            <text:p>Example:</text:p>
            <text:p>In a table: student_ID, Student_Name, ZIP_Code, City</text:p>
            <text:p>City depends on ZIP_Code, not Student_ID. This is a transitive dependency, which 3NF removes. </text:p>
            <text:p/>
          </table:table-cell>
          <table:table-cell table:number-columns-repeated="16382"/>
        </table:table-row>
        <table:table-row table:style-name="ro7">
          <table:table-cell table:style-name="ce2" office:value-type="string" calcext:value-type="string">
            <text:p>functional dependency</text:p>
          </table:table-cell>
          <table:table-cell table:style-name="ce2" office:value-type="string" calcext:value-type="string">
            <text:p>Meaning:</text:p>
            <text:p>A functional dependency exists when the value of one attribute uniquely determines another attribute.</text:p>
            <text:p>Notation: A → B (If A is known, then B is determined).</text:p>
            <text:p>Example:</text:p>
            <text:p>Student_ID → Student_Name (Knowing the Student_ID uniquely identifies the Student_Name).</text:p>
            <text:p/>
          </table:table-cell>
          <table:table-cell table:number-columns-repeated="16382"/>
        </table:table-row>
        <table:table-row table:style-name="ro9">
          <table:table-cell table:style-name="ce2" office:value-type="string" calcext:value-type="string">
            <text:p>ternary relationship</text:p>
          </table:table-cell>
          <table:table-cell table:style-name="ce16" office:value-type="string" calcext:value-type="string">
            <text:p><text:span text:style-name="T4">Meaning: </text:span></text:p>
            <text:p><text:span text:style-name="T4">A ternary relationship in a database is a relationship that involves three different entity types simultaneously.</text:span></text:p>
            <text:p><text:span text:style-name="T4">Example:</text:span></text:p>
            <text:p><text:span text:style-name="T4">Consider the entities:</text:span></text:p>
            <text:p><text:span text:style-name="T4">Doctor, Patient, Treatment</text:span></text:p>
            <text:p><text:span text:style-name="T4">A ternary relationship might be:</text:span></text:p>
            <text:p><text:span text:style-name="T4">"Doctor administers Treatment to Patient."</text:span></text:p>
            <text:p><text:span text:style-name="T4">Here, the relationship requires all three entities to be meaningful — you can't describe the treatment without knowing which doctor gave it to which patient.</text:span></text:p>
            <text:p/>
          </table:table-cell>
          <table:table-cell table:number-columns-repeated="16382"/>
        </table:table-row>
        <table:table-row table:style-name="ro10">
          <table:table-cell table:style-name="ce10" office:value-type="string" calcext:value-type="string">
            <text:p>composite primary key</text:p>
          </table:table-cell>
          <table:table-cell table:style-name="ce10" office:value-type="string" calcext:value-type="string">
            <text:p>Meaning:</text:p>
            <text:p>A composite primary key is a primary key made of two or more columns to uniquely identify a record.</text:p>
            <text:p>Example:</text:p>
            <text:p>In a Course Enrollment table:</text:p>
            <text:p>Student_ID          Course_ID       Enrollment_Date</text:p>
            <text:p>101                      CSE101           2024-01-01</text:p>
            <text:p/>
            <text:p>Here, Student_ID + Course_ID together form a composite primary key, since a student can enroll in multiple courses.</text:p>
            <text:p/>
          </table:table-cell>
          <table:table-cell table:style-name="ce5"/>
          <table:table-cell table:number-columns-repeated="16381"/>
        </table:table-row>
        <table:table-row table:style-name="ro8">
          <table:table-cell table:style-name="ce2" office:value-type="string" calcext:value-type="string">
            <text:p>relational schema notation</text:p>
          </table:table-cell>
          <table:table-cell table:style-name="ce2" office:value-type="string" calcext:value-type="string">
            <text:p>Meaning:</text:p>
            <text:p>Relational schema notation is a way to represent database tables, their attributes, and relationships using a formal notation.</text:p>
            <text:p>Example:</text:p>
            <text:p>For a Student table:</text:p>
            <text:p>Student(Student_ID, Name, Age, Major)</text:p>
            <text:p>This notation shows that the table has four attributes: Student_ID, Name, Age, and Major.</text:p>
            <text:p/>
          </table:table-cell>
          <table:table-cell table:number-columns-repeated="16382"/>
        </table:table-row>
        <table:table-row table:style-name="ro10">
          <table:table-cell table:style-name="ce2" office:value-type="string" calcext:value-type="string">
            <text:p>entity constraints</text:p>
          </table:table-cell>
          <table:table-cell table:style-name="ce5" office:value-type="string" calcext:value-type="string">
            <text:p>Meaning:</text:p>
            <text:p>Entity constraints are rules that ensure data integrity in a database by enforcing conditions on entities (tables).</text:p>
            <text:p>Types of Entity Constraints:</text:p>
            <text:p>Primary Key Constraint: Ensures every record has a unique identifier.</text:p>
            <text:p>Not Null Constraint: Prevents null values in critical fields.</text:p>
            <text:p>Unique Constraint: Ensures that specific column values remain unique.</text:p>
            <text:p>Example:</text:p>
            <text:p>A Student table must ensure that Student_ID is not null and unique, enforcing primary key constraints.</text:p>
            <text:p/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table:style-name="ce5"/>
          <table:table-cell table:number-columns-repeated="16382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0:19:5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01:10:42.393000000</meta:creation-date>
    <dc:date>2025-04-07T11:47:16.656000000</dc:date>
    <meta:editing-duration>PT9H35M57S</meta:editing-duration>
    <meta:editing-cycles>10</meta:editing-cycles>
    <meta:generator>LibreOffice/24.2.1.2$Windows_X86_64 LibreOffice_project/db4def46b0453cc22e2d0305797cf981b68ef5ac</meta:generator>
    <meta:document-statistic meta:table-count="1" meta:cell-count="104" meta:object-count="0"/>
  </office:meta>
</office:document-meta>
</file>